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Regular" svg:font-family="OpenSansRegular, 'Helvetica Neue', Helvetica, Arial, sans-serif"/>
    <style:font-face style:name="OpenSymbol" svg:font-family="OpenSymbol" style:font-charset="x-symbol"/>
    <style:font-face style:name="Times New Romes" svg:font-family="'Times New Romes'"/>
  </office:font-face-decls>
  <office:automatic-styles>
    <style:style style:name="P1" style:family="paragraph" style:parent-style-name="Standard">
      <style:text-properties officeooo:paragraph-rsid="0004788b"/>
    </style:style>
    <style:style style:name="P2" style:family="paragraph" style:parent-style-name="Standard">
      <style:text-properties officeooo:paragraph-rsid="00060130"/>
    </style:style>
    <style:style style:name="P3" style:family="paragraph" style:parent-style-name="Standard">
      <style:text-properties officeooo:paragraph-rsid="0006ce7d"/>
    </style:style>
    <style:style style:name="P4" style:family="paragraph" style:parent-style-name="Heading_20_2">
      <style:paragraph-properties fo:keep-with-next="always"/>
      <style:text-properties officeooo:paragraph-rsid="000d2423"/>
    </style:style>
    <style:style style:name="P5" style:family="paragraph" style:parent-style-name="Text_20_body" style:list-style-name="L1"/>
    <style:style style:name="P6" style:family="paragraph" style:parent-style-name="Text_20_body" style:list-style-name="L1">
      <style:paragraph-properties fo:margin-top="0cm" fo:margin-bottom="0cm" style:contextual-spacing="false"/>
    </style:style>
    <style:style style:name="P7" style:family="paragraph" style:parent-style-name="Text_20_body">
      <style:text-properties officeooo:rsid="000d2423" officeooo:paragraph-rsid="000d2423"/>
    </style:style>
    <style:style style:name="P8" style:family="paragraph" style:parent-style-name="Text_20_body">
      <style:text-properties officeooo:paragraph-rsid="000d2423"/>
    </style:style>
    <style:style style:name="T1" style:family="text">
      <style:text-properties fo:language="en" fo:country="US" officeooo:rsid="00060130"/>
    </style:style>
    <style:style style:name="T2" style:family="text">
      <style:text-properties fo:language="en" fo:country="US" officeooo:rsid="000d2423"/>
    </style:style>
    <style:style style:name="T3" style:family="text">
      <style:text-properties fo:color="#000000" loext:opacity="100%" style:font-name="Times New Romes" fo:font-size="11pt" fo:language="en" fo:country="US" fo:font-weight="normal" officeooo:rsid="0004788b" style:font-name-asian="HelveticaNeue" style:font-size-asian="11pt" style:font-weight-asian="normal" style:font-name-complex="HelveticaNeue" style:font-size-complex="11pt" style:font-weight-complex="normal"/>
    </style:style>
    <style:style style:name="T4" style:family="text">
      <style:text-properties style:font-name="Times New Romes" fo:font-weight="normal" style:font-weight-asian="normal" style:font-weight-complex="normal"/>
    </style:style>
    <style:style style:name="T5" style:family="text">
      <style:text-properties style:font-name="Times New Romes" fo:font-weight="normal" officeooo:rsid="0002b283" style:font-weight-asian="normal" style:font-weight-complex="normal"/>
    </style:style>
    <style:style style:name="T6" style:family="text">
      <style:text-properties style:font-name="Times New Romes" fo:font-weight="normal" officeooo:rsid="0004788b" style:font-weight-asian="normal" style:font-weight-complex="normal"/>
    </style:style>
    <style:style style:name="T7" style:family="text">
      <style:text-properties style:font-name="Times New Romes" fo:language="en" fo:country="US" fo:font-weight="normal" officeooo:rsid="0004788b" style:font-weight-asian="normal" style:font-weight-complex="normal"/>
    </style:style>
    <style:style style:name="T8" style:family="text">
      <style:text-properties style:font-name="Times New Romes" fo:language="en" fo:country="US" fo:font-weight="normal" officeooo:rsid="00060130" style:font-weight-asian="normal" style:font-weight-complex="normal"/>
    </style:style>
    <style:style style:name="T9" style:family="text">
      <style:text-properties style:font-name="Times New Romes" fo:language="en" fo:country="US" fo:font-weight="normal" officeooo:rsid="0006ce7d" style:font-weight-asian="normal" style:font-weight-complex="normal"/>
    </style:style>
    <style:style style:name="T10" style:family="text">
      <style:text-properties style:font-name="Times New Romes" fo:language="fr" fo:country="FR" fo:font-weight="normal" officeooo:rsid="00060130" style:font-weight-asian="normal" style:font-weight-complex="normal"/>
    </style:style>
    <style:style style:name="T11" style:family="text">
      <style:text-properties officeooo:rsid="000af91d"/>
    </style:style>
    <style:style style:name="T12" style:family="text">
      <style:text-properties officeooo:rsid="000d2423"/>
    </style:style>
    <style:style style:name="T13" style:family="text">
      <style:text-properties style:font-name="Liberation Sans" style:font-name-asian="Noto Sans CJK SC" style:font-name-complex="Noto Sans Devanagari1"/>
    </style:style>
    <style:style style:name="T14" style:family="text">
      <style:text-properties style:font-name="Liberation Sans" officeooo:rsid="000d2423" style:font-name-asian="Noto Sans CJK SC" style:font-name-complex="Noto Sans Devanagari1"/>
    </style:style>
    <style:style style:name="T15" style:family="text">
      <style:text-properties style:font-name="Liberation Sans" fo:font-size="12pt" fo:font-weight="normal" style:font-name-asian="Noto Sans CJK SC" style:font-size-asian="12pt" style:font-weight-asian="normal" style:font-name-complex="Noto Sans Devanagari1" style:font-size-complex="12pt" style:font-weight-complex="normal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d2423" style:font-size-asian="12pt" style:font-size-complex="12pt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0d2423" style:font-size-asian="12pt" style:font-weight-asian="normal" style:font-size-complex="12pt" style:font-weight-complex="normal"/>
    </style:style>
    <style:style style:name="T20" style:family="text">
      <style:text-properties fo:font-weight="normal" officeooo:rsid="000d2423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<text:span text:style-name="T11">P</text:span><text:span text:style-name="T12">1</text:span></text:h>
      <text:h text:style-name="Heading_20_2" text:outline-level="2">Partie 1 | étude de cas <text:span text:style-name="Emphasis">CoNLL 2003</text:span> :</text:h>
      <text:list text:style-name="L1">
        <text:list-item>
          <text:p text:style-name="P6">Quelle type de tâche propose CoNLL 2003 ? </text:p>
        </text:list-item>
        <text:list-item>
          <text:p text:style-name="P6">Quel type de données y a-t-il dans CoNLL 2003 ? </text:p>
        </text:list-item>
        <text:list-item>
          <text:p text:style-name="P6">A quel besoin répond CoNLL 2003 ? </text:p>
        </text:list-item>
        <text:list-item>
          <text:p text:style-name="P6">Quels types de modèles ont été entraînés sur CoNLL 2003 ? </text:p>
        </text:list-item>
        <text:list-item>
          <text:p text:style-name="P5">Est un corpus monolingue ou multilingue ? </text:p>
        </text:list-item>
      </text:list>
      <text:h text:style-name="P4" text:outline-level="2"><text:span text:style-name="T14">Partie 2 | </text:span><text:span text:style-name="T13">En vous inspirant des informations que vous avez récupérées pour CoNLL 2003, définissez les besoins de votre projet:</text:span></text:h>
      <text:p text:style-name="Text_20_body"><text:span text:style-name="T14"><text:s text:c="5"/></text:span><text:span text:style-name="T19">1.</text:span><text:span text:style-name="T18">dans quel besoin vous inscrivez vous ?</text:span></text:p>
      <text:p text:style-name="Text_20_body"><text:s text:c="6"/>2.quel sujet allez vous traiter ?</text:p>
      <text:p text:style-name="Text_20_body"><text:s text:c="6"/>3.quel type de tâche allez vous réaliser ?</text:p>
      <text:p text:style-name="Text_20_body"><text:s text:c="6"/>4.quel type de données allez vous exploiter ?</text:p>
      <text:p text:style-name="Text_20_body"><text:s text:c="6"/>5.où allez vous récupérer vos données ?</text:p>
      <text:p text:style-name="Text_20_body"><text:s text:c="6"/>6.sont-elles libres d’accès ?</text:p>
      <text:h text:style-name="Heading_20_3" text:outline-level="3">Réponse<text:span text:style-name="T11">s</text:span> :</text:h>
      <text:p text:style-name="P7">Partie 1 :</text:p>
      <text:p text:style-name="P1"><text:span text:style-name="T5">1. </text:span><text:span text:style-name="Strong_20_Emphasis"><text:span text:style-name="T7">NER </text:span></text:span><text:span text:style-name="Strong_20_Emphasis"><text:span text:style-name="T9">(</text:span></text:span><text:span text:style-name="Strong_20_Emphasis"><text:span text:style-name="T3">Named Entity Recognition) , une tâche de Reconnaissance d'Entités Nommées</text:span></text:span></text:p>
      <text:p text:style-name="P1"><text:span text:style-name="Strong_20_Emphasis"><text:span text:style-name="T6">2. </text:span></text:span><text:span text:style-name="Strong_20_Emphasis"><text:span text:style-name="T7">L</text:span></text:span><text:span text:style-name="Strong_20_Emphasis"><text:span text:style-name="T4">e format IOB</text:span></text:span></text:p>
      <text:p text:style-name="P2"><text:span text:style-name="Strong_20_Emphasis"><text:span text:style-name="T7">3. CoNLL-2003 répond au besoin de reconnaissance d'entités nommées dans des textes.</text:span></text:span></text:p>
      <text:p text:style-name="P2"><text:span text:style-name="Strong_20_Emphasis"><text:span text:style-name="T8">Comme l’analyse de documents, <text:s/>l’extraction des mot-clé</text:span></text:span><text:span text:style-name="Strong_20_Emphasis"><text:span text:style-name="T10">s, etc.</text:span></text:span></text:p>
      <text:p text:style-name="P2"><text:span text:style-name="Strong_20_Emphasis"><text:span text:style-name="T7">4. </text:span></text:span><text:span text:style-name="Strong_20_Emphasis"><text:span text:style-name="T8">Les modèles statistiques comme HMM, ou les modèles à base de réseaux neuronaux comme BERT et RNN.</text:span></text:span></text:p>
      <text:p text:style-name="P3"><text:span text:style-name="Strong_20_Emphasis"><text:span text:style-name="T8">5. Il s’agit d’un corpus multilingue. Car il contient des données en anglais et en allemand, donc il est souvent utilisés dans un contexte monolingue.</text:span></text:span></text:p>
      <text:p text:style-name="P2"><text:span text:style-name="Strong_20_Emphasis"><text:span text:style-name="T1"><text:s/></text:span></text:span></text:p>
      <text:p text:style-name="P8"><text:span text:style-name="Strong_20_Emphasis"><text:span text:style-name="T20">Partie 2 :</text:span></text:span></text:p>
      <text:p text:style-name="P8"><text:span text:style-name="Strong_20_Emphasis"><text:span text:style-name="T20">1.</text:span></text:span></text:p>
      <text:p text:style-name="P8"><text:span text:style-name="Strong_20_Emphasis"><text:span text:style-name="T20">2.</text:span></text:span></text:p>
      <text:p text:style-name="P8"><text:span text:style-name="Strong_20_Emphasis"><text:span text:style-name="T20">3.</text:span></text:span></text:p>
      <text:p text:style-name="P8"><text:span text:style-name="Strong_20_Emphasis"><text:span text:style-name="T20">4.</text:span></text:span></text:p>
      <text:p text:style-name="P8"><text:span text:style-name="Strong_20_Emphasis"><text:span text:style-name="T20">5.</text:span></text:span></text:p>
      <text:p text:style-name="P8"><text:soft-page-break/><text:span text:style-name="Strong_20_Emphasis"><text:span text:style-name="T20">6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ansRegular" svg:font-family="OpenSansRegular, 'Helvetica Neue', Helvetica, Arial, sans-serif"/>
    <style:font-face style:name="OpenSymbol" svg:font-family="OpenSymbol" style:font-charset="x-symbol"/>
    <style:font-face style:name="Times New Romes" svg:font-family="'Times New Romes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7T17:21:33.885635920</meta:creation-date>
    <dc:date>2025-05-19T16:46:27.958293269</dc:date>
    <meta:editing-duration>PT45M33S</meta:editing-duration>
    <meta:editing-cycles>6</meta:editing-cycles>
    <meta:generator>LibreOffice/24.2.7.2$Linux_X86_64 LibreOffice_project/420$Build-2</meta:generator>
    <meta:document-statistic meta:table-count="0" meta:image-count="0" meta:object-count="0" meta:page-count="2" meta:paragraph-count="30" meta:word-count="212" meta:character-count="1198" meta:non-whitespace-character-count="978"/>
  </office:meta>
</office:document-meta>
</file>